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1.40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2.67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195cm" fo:min-width="4.58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dash" draw:stroke-dash="Dot" svg:stroke-width="0.053cm" draw:marker-start-width="0.279cm" draw:marker-end-width="0.279cm" svg:stroke-linecap="butt" draw:fill="none" draw:fill-color="#ffffff" draw:textarea-horizontal-align="justify" draw:textarea-vertical-align="middle" draw:auto-grow-height="false" fo:min-height="3.508cm" fo:min-width="14.68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868cm" fo:min-width="2.781cm"/>
      <style:paragraph-properties style:writing-mode="lr-tb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905cm" svg:height="1.27cm" svg:x="2.54cm" svg:y="6.35cm">
          <text:p text:style-name="P1">SI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7.62cm" svg:y="6.35cm">
          <text:p text:style-name="P1">DIG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12.7cm" svg:y="6.35cm">
          <text:p text:style-name="P1">RE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3.175cm" svg:x="17.78cm" svg:y="5.715cm">
          <text:p text:style-name="P1">Analysis</text:p>
          <text:p text:style-name="P1">Variable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81cm" svg:y1="5.08cm" svg:x2="3.81cm" svg:y2="6.35cm">
          <text:p/>
        </draw:line>
        <draw:line draw:style-name="gr4" draw:text-style-name="P2" draw:layer="layout" svg:x1="10.16cm" svg:y1="5.08cm" svg:x2="8.89cm" svg:y2="6.35cm">
          <text:p/>
        </draw:line>
        <draw:line draw:style-name="gr5" draw:text-style-name="P2" draw:layer="layout" svg:x1="12.065cm" svg:y1="5.08cm" svg:x2="13.335cm" svg:y2="6.35cm">
          <text:p/>
        </draw:line>
        <draw:custom-shape draw:style-name="gr6" draw:text-style-name="P1" draw:layer="layout" svg:width="2.54cm" svg:height="1.27cm" svg:x="7.62cm" svg:y="10.16cm">
          <text:p text:style-name="P1">RAW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08cm" svg:height="4.445cm" svg:x="1.27cm" svg:y="10.16cm">
          <text:p text:style-name="P1">Real Detector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6.35cm" svg:y1="11.43cm" svg:x2="7.62cm" svg:y2="10.795cm">
          <text:p/>
        </draw:line>
        <draw:line draw:style-name="gr9" draw:text-style-name="P2" draw:layer="layout" svg:x1="8.89cm" svg:y1="10.16cm" svg:x2="8.89cm" svg:y2="7.62cm">
          <text:p/>
        </draw:line>
        <draw:line draw:style-name="gr10" draw:text-style-name="P2" draw:layer="layout" svg:x1="4.445cm" svg:y1="6.985cm" svg:x2="7.62cm" svg:y2="6.985cm">
          <text:p/>
        </draw:line>
        <draw:line draw:style-name="gr11" draw:text-style-name="P2" draw:layer="layout" svg:x1="9.525cm" svg:y1="6.985cm" svg:x2="12.7cm" svg:y2="6.985cm">
          <text:p/>
        </draw:line>
        <draw:line draw:style-name="gr12" draw:text-style-name="P2" draw:layer="layout" svg:x1="14.605cm" svg:y1="6.985cm" svg:x2="17.78cm" svg:y2="6.985cm">
          <text:p/>
        </draw:line>
        <draw:custom-shape draw:style-name="gr13" draw:text-style-name="P3" draw:layer="layout" svg:width="15.24cm" svg:height="3.81cm" svg:x="1.27cm" svg:y="5.71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673cm" svg:height="0.962cm" svg:x="12.837cm" svg:y="8.563cm">
          <draw:text-box>
            <text:p>Framework</text:p>
          </draw:text-box>
        </draw:frame>
        <draw:custom-shape draw:style-name="gr15" draw:text-style-name="P5" draw:layer="layout" svg:width="4.445cm" svg:height="1.27cm" svg:x="22.225cm" svg:y="1.27cm">
          <text:p text:style-name="P5">Dat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draw:layer="layout" svg:width="3.81cm" svg:height="3.175cm" svg:x="22.86cm" svg:y="3.175cm">
          <text:p text:style-name="P5">Software</text:p>
          <text:p text:style-name="P5">Library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6" draw:layer="layout" svg:width="3.81cm" svg:height="3.175cm" svg:x="9.525cm" svg:y="1.905cm">
          <text:p text:style-name="P5"><text:span text:style-name="T1">Custom</text:span></text:p>
          <text:p text:style-name="P5"><text:span text:style-name="T1">Subsystem</text:span></text:p>
          <text:p text:style-name="P5"><text:span text:style-name="T1">Tooling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6" draw:text-style-name="P6" draw:layer="layout" svg:width="3.81cm" svg:height="3.175cm" svg:x="2.54cm" svg:y="1.905cm">
          <text:p text:style-name="P5"><text:span text:style-name="T1">Geant4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15:03:07.517131830</meta:creation-date>
    <dc:date>2024-03-04T09:37:53.074797357</dc:date>
    <meta:editing-duration>PT9M38S</meta:editing-duration>
    <meta:editing-cycles>3</meta:editing-cycles>
    <meta:generator>LibreOffice/7.3.7.2$Linux_X86_64 LibreOffice_project/30$Build-2</meta:generator>
    <meta:document-statistic meta:object-count="43"/>
  </office:meta>
</office:document-meta>
</file>